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test.exe coverage</text:p>
          </table:table-cell>
          <table:table-cell office:value-type="string" calcext:value-type="string">
            <text:p>covered line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BaB.exe coverage</text:p>
          </table:table-cell>
          <table:table-cell office:value-type="string" calcext:value-type="string">
            <text:p>covered lines</text:p>
          </table:table-cell>
          <table:table-cell office:value-type="string" calcext:value-type="string">
            <text:p>coverag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spagewidget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D3]/100*[.C3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G3]/100*[.C3]" office:value-type="float" office:value="85.4" calcext:value-type="float">
            <text:p>85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jsonmodel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D4]/100*[.C4]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G4]/100*[.C4]" office:value-type="float" office:value="79.91" calcext:value-type="float">
            <text:p>79,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terpagewidget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5]/100*[.C5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5]/100*[.C5]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alfeedbackedito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]/100*[.C6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G6]/100*[.C6]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window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table:formula="of:=[.D7]/100*[.C7]" office:value-type="float" office:value="70.62" calcext:value-type="float">
            <text:p>70,6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7]/100*[.C7]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jsonite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8]/100*[.C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G8]/100*[.C8]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ablegraphicspixmapite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]/100*[.C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9]/100*[.C9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tationdraw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10]/100*[.C10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0]/100*[.C10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ablegraphicsrectite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]/100*[.C1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1]/100*[.C11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tationsgraphicsitemfacto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2]/100*[.C12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12]/100*[.C12]" office:value-type="float" office:value="6.96" calcext:value-type="float">
            <text:p>6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werpagewidget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D13]/100*[.C13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G13]/100*[.C13]" office:value-type="float" office:value="189.57" calcext:value-type="float">
            <text:p>189,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view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14]/100*[.C14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G14]/100*[.C14]" office:value-type="float" office:value="27.9" calcext:value-type="float">
            <text:p>27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framevideoviewer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D15]/100*[.C15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15]/100*[.C15]" office:value-type="float" office:value="117.18" calcext:value-type="float">
            <text:p>117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edbackdelegat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16]/100*[.C16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16]/100*[.C16]" office:value-type="float" office:value="55.8" calcext:value-type="float">
            <text:p>55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resultmode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17]/100*[.C17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17]/100*[.C17]" office:value-type="float" office:value="59.52" calcext:value-type="float">
            <text:p>59,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mode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D18]/100*[.C18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18]/100*[.C18]" office:value-type="float" office:value="26.97" calcext:value-type="float">
            <text:p>26,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etmode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]/100*[.C1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9]/100*[.C19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graphicsview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20]/100*[.C20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20]/100*[.C20]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rarypagewidget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21]/100*[.C21]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G21]/100*[.C21]" office:value-type="float" office:value="48.96" calcext:value-type="float">
            <text:p>48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rmationpagewidget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D22]/100*[.C22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22]/100*[.C22]" office:value-type="float" office:value="130.95" calcext:value-type="float">
            <text:p>130,95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table:formula="of:=SUM([.C3:.C22])" office:value-type="float" office:value="1358" calcext:value-type="float">
            <text:p>1358</text:p>
          </table:table-cell>
          <table:table-cell/>
          <table:table-cell table:formula="of:=SUM([.E3:.E22])" office:value-type="float" office:value="70.62" calcext:value-type="float">
            <text:p>70,62</text:p>
          </table:table-cell>
          <table:table-cell table:formula="of:=[.E23]/[.C23]*100" office:value-type="float" office:value="5.20029455081002" calcext:value-type="float">
            <text:p>5,2002945508</text:p>
          </table:table-cell>
          <table:table-cell/>
          <table:table-cell table:formula="of:=SUM([.H3:.H22])" office:value-type="float" office:value="1170.12" calcext:value-type="float">
            <text:p>1170,12</text:p>
          </table:table-cell>
          <table:table-cell table:formula="of:=[.H23]/[.C23]*100" office:value-type="float" office:value="86.1649484536082" calcext:value-type="float">
            <text:p>86,1649484536</text:p>
          </table:table-cell>
        </table:table-row>
        <table:table-row table:style-name="ro1">
          <table:table-cell/>
          <table:table-cell office:value-type="string" calcext:value-type="string">
            <text:p>pageregistration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formula="of:=[.D24]/100*[.C24]" office:value-type="float" office:value="17" calcext:value-type="float">
            <text:p>1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G24]/100*[.C24]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manager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D25]/100*[.C25]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25]/100*[.C25]" office:value-type="float" office:value="19.76" calcext:value-type="float">
            <text:p>19,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igator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[.D26]/100*[.C26]" office:value-type="float" office:value="98.98" calcext:value-type="float">
            <text:p>98,9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G26]/100*[.C26]" office:value-type="float" office:value="98.98" calcext:value-type="float">
            <text:p>98,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gestackfram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D27]/100*[.C27]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27]/100*[.C27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contro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28]/100*[.C28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28]/100*[.C28]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ithmthrea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29]/100*[.C29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29]/100*[.C29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ithmlist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D30]/100*[.C30]" office:value-type="float" office:value="40.8" calcext:value-type="float">
            <text:p>40,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30]/100*[.C30]" office:value-type="float" office:value="51.6" calcext:value-type="float">
            <text:p>51,6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/>
          <table:table-cell table:style-name="ce1" table:formula="of:=SUM([.C24:.C30])" office:value-type="float" office:value="294" calcext:value-type="float">
            <text:p>294</text:p>
          </table:table-cell>
          <table:table-cell/>
          <table:table-cell table:formula="of:=SUM([.E24:.E30])" office:value-type="float" office:value="176.78" calcext:value-type="float">
            <text:p>176,78</text:p>
          </table:table-cell>
          <table:table-cell table:formula="of:=[.E31]/[.C31]*100" office:value-type="float" office:value="60.1292517006803" calcext:value-type="float">
            <text:p>60,1292517007</text:p>
          </table:table-cell>
          <table:table-cell/>
          <table:table-cell table:formula="of:=SUM([.H24:.H30])" office:value-type="float" office:value="269.34" calcext:value-type="float">
            <text:p>269,34</text:p>
          </table:table-cell>
          <table:table-cell table:formula="of:=[.H31]/[.C31]*100" office:value-type="float" office:value="91.6122448979592" calcext:value-type="float">
            <text:p>91,612244898</text:p>
          </table:table-cell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[.D32]/100*[.C32]" office:value-type="float" office:value="27.72" calcext:value-type="float">
            <text:p>27,7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32]/100*[.C32]" office:value-type="float" office:value="37.84" calcext:value-type="float">
            <text:p>37,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formula="of:=[.D33]/100*[.C33]" office:value-type="float" office:value="28.7" calcext:value-type="float">
            <text:p>28,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G33]/100*[.C33]" office:value-type="float" office:value="28.7" calcext:value-type="float">
            <text:p>28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etlist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formula="of:=[.D34]/100*[.C34]" office:value-type="float" office:value="30.69" calcext:value-type="float">
            <text:p>30,6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34]/100*[.C34]" office:value-type="float" office:value="30.69" calcext:value-type="float">
            <text:p>30,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formula="of:=[.D35]/100*[.C35]" office:value-type="float" office:value="204.3" calcext:value-type="float">
            <text:p>204,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G35]/100*[.C35]" office:value-type="float" office:value="213.38" calcext:value-type="float">
            <text:p>213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tation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D36]/100*[.C36]"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36]/100*[.C36]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packet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[.D37]/100*[.C37]" office:value-type="float" office:value="32" calcext:value-type="float">
            <text:p>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37]/100*[.C37]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data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[.D38]/100*[.C38]" office:value-type="float" office:value="32" calcext:value-type="float">
            <text:p>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38]/100*[.C38]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39]/100*[.C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39]/100*[.C3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tangleannotation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[.D40]/100*[.C40]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0]/100*[.C40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feedback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D41]/100*[.C41]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1]/100*[.C41]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framevideo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formula="of:=[.D42]/100*[.C42]" office:value-type="float" office:value="35.52" calcext:value-type="float">
            <text:p>35,5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G42]/100*[.C42]" office:value-type="float" office:value="45.6" calcext:value-type="float">
            <text:p>45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query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[.D43]/100*[.C43]" office:value-type="float" office:value="32" calcext:value-type="float">
            <text:p>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3]/100*[.C43]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result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D44]/100*[.C44]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4]/100*[.C44]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resultelement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D45]/100*[.C45]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5]/100*[.C45]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object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table:formula="of:=[.D46]/100*[.C46]" office:value-type="float" office:value="105.84" calcext:value-type="float">
            <text:p>105,8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46]/100*[.C46]" office:value-type="float" office:value="122.22" calcext:value-type="float">
            <text:p>122,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47]/100*[.C47]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7]/100*[.C47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mark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formula="of:=[.D48]/100*[.C48]" office:value-type="float" office:value="95.68" calcext:value-type="float">
            <text:p>95,6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48]/100*[.C48]" office:value-type="float" office:value="95.68" calcext:value-type="float">
            <text:p>95,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marklist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table:formula="of:=[.D49]/100*[.C49]" office:value-type="float" office:value="39.77" calcext:value-type="float">
            <text:p>39,7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49]/100*[.C49]" office:value-type="float" office:value="39.77" calcext:value-type="float">
            <text:p>39,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algorith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0]/100*[.C5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0]/100*[.C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table:formula="of:=SUM([.C32:.C50])" office:value-type="float" office:value="926" calcext:value-type="float">
            <text:p>926</text:p>
          </table:table-cell>
          <table:table-cell/>
          <table:table-cell table:formula="of:=SUM([.E32:.E50])" office:value-type="float" office:value="833.22" calcext:value-type="float">
            <text:p>833,22</text:p>
          </table:table-cell>
          <table:table-cell table:formula="of:=[.E51]/[.C51]*100" office:value-type="float" office:value="89.9805615550756" calcext:value-type="float">
            <text:p>89,9805615551</text:p>
          </table:table-cell>
          <table:table-cell/>
          <table:table-cell table:formula="of:=SUM([.H32:.H50])" office:value-type="float" office:value="878.88" calcext:value-type="float">
            <text:p>878,88</text:p>
          </table:table-cell>
          <table:table-cell table:formula="of:=[.H51]/[.C51]*100" office:value-type="float" office:value="94.9114470842333" calcext:value-type="float">
            <text:p>94,9114470842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[.D52]/100*[.C52]" office:value-type="float" office:value="15.98" calcext:value-type="float">
            <text:p>15,9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G52]/100*[.C52]" office:value-type="float" office:value="15.98" calcext:value-type="float">
            <text:p>15,9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gesamt</text:p>
          </table:table-cell>
          <table:table-cell/>
          <table:table-cell table:formula="of:=SUM([.C3:.C22];[.C24:.C30];[.C32:.C50];[.C52])" office:value-type="float" office:value="2595" calcext:value-type="float">
            <text:p>2595</text:p>
          </table:table-cell>
          <table:table-cell/>
          <table:table-cell table:formula="of:=SUM([.E3:.E22];[.E24:.E30];[.E32:.E50];[.E52])" office:value-type="float" office:value="1096.6" calcext:value-type="float">
            <text:p>1096,6</text:p>
          </table:table-cell>
          <table:table-cell table:formula="of:=[.E54]/[.C54]*100" office:value-type="float" office:value="42.2581888246628" calcext:value-type="float">
            <text:p>42,2581888247</text:p>
          </table:table-cell>
          <table:table-cell/>
          <table:table-cell table:formula="of:=SUM([.H3:.H22];[.H24:.H30];[.H32:.H50];[.H52])" office:value-type="float" office:value="2334.32" calcext:value-type="float">
            <text:p>2334,32</text:p>
          </table:table-cell>
          <table:table-cell table:formula="of:=[.H54]/[.C54]*100" office:value-type="float" office:value="89.954527938343" calcext:value-type="float">
            <text:p>89,9545279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.00.0000</text:date>, <text:time style:data-style-name="N2" text:time-value="09:08:22.5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3:53:01.368000000</meta:creation-date>
    <dc:date>2016-03-18T11:51:03.207000000</dc:date>
    <meta:editing-duration>PT38M17S</meta:editing-duration>
    <meta:editing-cycles>4</meta:editing-cycles>
    <meta:generator>LibreOffice/4.3.3.2$Windows_x86 LibreOffice_project/9bb7eadab57b6755b1265afa86e04bf45fbfc644</meta:generator>
    <meta:document-statistic meta:table-count="1" meta:cell-count="314" meta:object-count="0"/>
  </office:meta>
</office:document-meta>
</file>